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5in"/>
    </style:style>
    <style:style style:name="P3" style:parent-style-name="Normal" style:family="paragraph">
      <style:paragraph-properties fo:margin-left="0.5in" fo:text-indent="0.5in">
        <style:tab-stops/>
      </style:paragraph-properties>
    </style:style>
    <style:style style:name="P4" style:parent-style-name="Normal" style:family="paragraph">
      <style:paragraph-properties fo:margin-left="1in">
        <style:tab-stops/>
      </style:paragraph-properties>
    </style:style>
    <style:style style:name="P5" style:parent-style-name="Normal" style:family="paragraph">
      <style:paragraph-properties fo:margin-left="1in">
        <style:tab-stops/>
      </style:paragraph-properties>
    </style:style>
    <style:style style:name="P6" style:parent-style-name="Normal" style:family="paragraph">
      <style:paragraph-properties fo:margin-left="0.5in">
        <style:tab-stops/>
      </style:paragraph-properties>
    </style:style>
    <style:style style:name="P7" style:parent-style-name="Normal" style:family="paragraph">
      <style:paragraph-properties fo:margin-left="0.5in" fo:text-indent="0.5in">
        <style:tab-stops/>
      </style:paragraph-properties>
    </style:style>
    <style:style style:name="P8" style:parent-style-name="Normal" style:family="paragraph">
      <style:paragraph-properties fo:margin-left="0.5in" fo:text-indent="0.5in">
        <style:tab-stops/>
      </style:paragraph-properties>
    </style:style>
    <style:style style:name="P9" style:parent-style-name="Normal" style:family="paragraph">
      <style:paragraph-properties fo:margin-left="0.5in" fo:text-indent="0.5in">
        <style:tab-stops/>
      </style:paragraph-properties>
    </style:style>
  </office:automatic-styles>
  <office:body>
    <office:text text:use-soft-page-breaks="true">
      <text:p text:style-name="P1">Star systems</text:p>
      <text:p text:style-name="Normal"><text:tab/>Detailed/Simple Planetary Systems?</text:p>
      <text:p text:style-name="Normal"><text:tab/>Planets/Trade Outposts</text:p>
      <text:p text:style-name="Normal"><text:tab/>Empty Systems?</text:p>
      <text:p text:style-name="Normal"/>
      <text:p text:style-name="Normal">Factions?</text:p>
      <text:p text:style-name="Normal"><text:tab/>Claimed Territory?</text:p>
      <text:p text:style-name="Normal"><text:tab/>Faction relationships?</text:p>
      <text:p text:style-name="Normal"/>
      <text:p text:style-name="Normal">Currency</text:p>
      <text:p text:style-name="Normal"><text:tab/>Multiple Types?</text:p>
      <text:p text:style-name="Normal"/>
      <text:p text:style-name="Normal">Commodities</text:p>
      <text:p text:style-name="Normal"><text:tab/>10 total?</text:p>
      <text:p text:style-name="Normal"/>
      <text:p text:style-name="Normal">Ships</text:p>
      <text:p text:style-name="Normal"><text:tab/>Speed</text:p>
      <text:p text:style-name="Normal"><text:tab/>Range</text:p>
      <text:p text:style-name="Normal"><text:tab/>Cargo Units</text:p>
      <text:p text:style-name="Normal"><text:tab/>Hull Strength?<text:tab/><text:line-break/><text:tab/>Weapons?</text:p>
      <text:p text:style-name="Normal"><text:tab/>Shields?</text:p>
      <text:p text:style-name="Normal"/>
      <text:p text:style-name="Normal">Navigation</text:p>
      <text:p text:style-name="Normal"/>
      <text:p text:style-name="Normal">Travel</text:p>
      <text:p text:style-name="Normal"/>
      <text:p text:style-name="Normal">Combat</text:p>
      <text:p text:style-name="Normal"/>
      <text:p text:style-name="Normal">Story?</text:p>
      <text:p text:style-name="Normal"/>
      <text:p text:style-name="Normal">Interface</text:p>
      <text:p text:style-name="P2">Menus</text:p>
      <text:p text:style-name="P3">Text Based?</text:p>
      <text:p text:style-name="P4">Graphical?</text:p>
      <text:p text:style-name="P5">Mixed?</text:p>
      <text:p text:style-name="P6">Main Display</text:p>
      <text:p text:style-name="P7">Split Main map of local area</text:p>
      <text:p text:style-name="P8">Minimap of entire galaxy</text:p>
      <text:p text:style-name="P9">Status I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bottom="0in" fo:line-height="100%"/>
      <style:text-properties style:font-name="Courier New" fo:font-size="12pt" style:font-size-asian="12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ejia, Roger</meta:initial-creator>
    <dc:creator>Mejia, Roger</dc:creator>
    <meta:creation-date>2017-04-12T13:28:00Z</meta:creation-date>
    <dc:date>2017-04-12T13:28:00Z</dc:date>
    <meta:template xlink:href="Normal" xlink:type="simple"/>
    <meta:editing-cycles>2</meta:editing-cycles>
    <meta:editing-duration>PT0S</meta:editing-duration>
    <meta:document-statistic meta:page-count="1" meta:paragraph-count="1" meta:word-count="63" meta:character-count="426" meta:row-count="3" meta:non-whitespace-character-count="364"/>
  </office:meta>
</office:document-meta>
</file>